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1.15cm" svg:height="10.107cm" svg:x="8.838cm" svg:y="1.713cm">
            <draw:object draw:notify-on-update-of-ranges="Tabelle1.A4:Tabelle1.A12 Tabelle1.B3:Tabelle1.B3 Tabelle1.B4:Tabe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VSWR measurement results DIY_drilled_NYM_copper_wire_1.5mm2 antennas with different wire length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straight wire length [mm]</text:p>
          </table:table-cell>
          <table:table-cell table:style-name="ce2" office:value-type="string" calcext:value-type="string">
            <text:p>VSWR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10.629" calcext:value-type="float">
            <text:p>10,62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float" office:value="8.375" calcext:value-type="float">
            <text:p>8,375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9.653" calcext:value-type="float">
            <text:p>9,653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float" office:value="7.058" calcext:value-type="float">
            <text:p>7,058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7.085" calcext:value-type="float">
            <text:p>7,085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8.661" calcext:value-type="float">
            <text:p>8,661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5" office:value-type="float" office:value="8.319" calcext:value-type="float">
            <text:p>8,319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20.337" calcext:value-type="float">
            <text:p>20,337</text:p>
          </table:table-cell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5" office:value-type="float" office:value="11.022" calcext:value-type="float">
            <text:p>11,022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3:20:00.186245330</dc:date>
    <meta:editing-duration>PT24M17S</meta:editing-duration>
    <meta:editing-cycles>4</meta:editing-cycles>
    <meta:generator>LibreOffice/7.3.7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1cm" svg:height="10.108cm" xlink:href=".." xlink:type="simple" chart:class="chart:scatter" chart:style-name="ch1">
        <chart:title svg:x="7.674cm" svg:y="0.338cm" chart:style-name="ch2">
          <text:p>VSWR measurement results</text:p>
        </chart:title>
        <chart:subtitle svg:x="7.33cm" svg:y="1.319cm" chart:style-name="ch3">
          <text:p>DIY drilled NYM copper wire 1.5mm2</text:p>
        </chart:subtitle>
        <chart:legend chart:legend-position="end" svg:x="18.775cm" svg:y="4.755cm" style:legend-expansion="high" chart:style-name="ch4"/>
        <chart:plot-area chart:style-name="ch5" table:cell-range-address="Tabelle1.A4:Tabelle1.B12 Tabelle1.B3:Tabelle1.B3" chart:data-source-has-labels="row" svg:x="1.434cm" svg:y="2.204cm" svg:width="16.918cm" svg:height="6.721cm">
          <chart:coordinate-region svg:x="2.055cm" svg:y="2.403cm" svg:width="16.017cm" svg:height="5.875cm"/>
          <chart:axis chart:dimension="x" chart:name="primary-x" chart:style-name="ch6">
            <chart:title svg:x="8.658cm" svg:y="9.127cm" chart:style-name="ch7">
              <text:p>wire length [mm]</text:p>
            </chart:title>
          </chart:axis>
          <chart:axis chart:dimension="y" chart:name="primary-y" chart:style-name="ch8">
            <chart:title svg:x="0.451cm" svg:y="6.098cm" chart:style-name="ch9">
              <text:p>VSWR</text:p>
            </chart:title>
            <chart:grid chart:style-name="ch10" chart:class="major"/>
          </chart:axis>
          <chart:series chart:style-name="ch11" chart:values-cell-range-address="Tabelle1.B4:Tabelle1.B12" chart:label-cell-address="Tabelle1.B3:Tabelle1.B3" chart:class="chart:scatter">
            <chart:domain table:cell-range-address="Tabelle1.A4:Tabelle1.A12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SWR</text:p>
                <draw:g>
                  <svg:desc>Tabelle1.B3:Tabe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abelle1.A4:Tabelle1.A12</svg:desc>
                </draw:g>
              </table:table-cell>
              <table:table-cell office:value-type="float" office:value="10.629">
                <text:p>10.629</text:p>
                <draw:g>
                  <svg:desc>Tabelle1.B4:Tabe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653">
                <text:p>9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7.058">
                <text:p>7.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7.085">
                <text:p>7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8.661">
                <text:p>8.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8.319">
                <text:p>8.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">
                <text:p>155</text:p>
              </table:table-cell>
              <table:table-cell office:value-type="float" office:value="20.337">
                <text:p>20.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">
                <text:p>237</text:p>
              </table:table-cell>
              <table:table-cell office:value-type="float" office:value="11.022">
                <text:p>11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